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97cm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opacity="100%" draw:textarea-horizontal-align="justify" draw:textarea-vertical-align="middle" draw:auto-grow-height="false" fo:min-height="1.13cm" fo:min-width="0.88cm" fo:padding-top="0.142cm" fo:padding-bottom="0.142cm" fo:padding-left="0.267cm" fo:padding-right="0.267cm" draw:shadow="visible" draw:shadow-offset-x="0.035cm" draw:shadow-offset-y="0.035cm" draw:shadow-opacity="100%" loext:shadow-blur="0.176cm" loext:glow-radius="0cm" loext:glow-color="#999999" loext:softedge-radius="0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 draw:shadow="visible" draw:shadow-offset-x="0cm" draw:shadow-offset-y="0cm" loext:shadow-blur="0.035cm"/>
    </style:style>
    <style:style style:name="gr4" style:family="graphic" style:parent-style-name="objectwithoutfill">
      <style:graphic-properties draw:stroke="dash" draw:stroke-dash="Dot" svg:stroke-width="0.053cm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1pt" fo:background-color="#ffffff" style:font-size-asian="11pt" style:font-size-complex="11pt"/>
    </style:style>
    <style:style style:name="P3" style:family="paragraph">
      <loext:graphic-properties draw:fill="solid" draw:fill-color="#ffffff" draw:opacity="10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1pt" fo:background-color="#ffffff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54cm" svg:height="1.547cm" svg:x="0.881cm" svg:y="4.85cm">
          <draw:text-box>
            <text:p text:style-name="P1"><text:span text:style-name="T1">Intra-disciplinary</text:span></text:p>
          </draw:text-box>
        </draw:frame>
        <draw:frame draw:style-name="gr1" draw:text-style-name="P2" draw:layer="layout" svg:width="2.521cm" svg:height="1.547cm" svg:x="3.434cm" svg:y="4.85cm">
          <draw:text-box>
            <text:p text:style-name="P1"><text:span text:style-name="T1">Cross-disciplinary</text:span></text:p>
          </draw:text-box>
        </draw:frame>
        <draw:frame draw:style-name="gr1" draw:text-style-name="P2" draw:layer="layout" svg:width="2.54cm" svg:height="1.547cm" svg:x="6.168cm" svg:y="4.85cm">
          <draw:text-box>
            <text:p text:style-name="P1"><text:span text:style-name="T1">Multi-disciplinary</text:span></text:p>
          </draw:text-box>
        </draw:frame>
        <draw:frame draw:style-name="gr1" draw:text-style-name="P2" draw:layer="layout" svg:width="2.511cm" svg:height="1.547cm" svg:x="8.726cm" svg:y="4.85cm">
          <draw:text-box>
            <text:p text:style-name="P1"><text:span text:style-name="T1">Inter-disciplinary</text:span></text:p>
          </draw:text-box>
        </draw:frame>
        <draw:frame draw:style-name="gr1" draw:text-style-name="P2" draw:layer="layout" svg:width="2.54cm" svg:height="1.547cm" svg:x="11.254cm" svg:y="4.85cm">
          <draw:text-box>
            <text:p text:style-name="P1"><text:span text:style-name="T1">Trans-disciplinary</text:span></text:p>
          </draw:text-box>
        </draw:frame>
        <draw:g xml:id="id2" draw:id="id2">
          <draw:custom-shape draw:style-name="gr2" draw:text-style-name="P3" draw:layer="layout" svg:width="2cm" svg:height="2cm" svg:x="1.1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2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3" draw:layer="layout" svg:width="2cm" svg:height="2cm" svg:x="9.047cm" svg:y="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9.947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10.072cm" svg:y="6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10.01cm" svg:y="6.9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9.85cm" svg:y="7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9.887cm" svg:y="6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10.014cm" svg:y="6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10.106cm" svg:y="6.8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9.742cm" svg:y="6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10.023cm" svg:y="7.1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" draw:id="id1">
          <draw:custom-shape draw:style-name="gr2" draw:text-style-name="P3" draw:layer="layout" svg:width="2cm" svg:height="2cm" svg:x="11.696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12.596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12.582cm" svg:y="6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12.564cm" svg:y="6.9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12.655cm" svg:y="6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12.638cm" svg:y="6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12.684cm" svg:y="6.9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3" draw:layer="layout" svg:width="2cm" svg:height="2cm" svg:x="6.398cm" svg:y="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7.298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7.299cm" svg:y="6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7.5cm" svg:y="6.8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7.501cm" svg:y="7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7.301cm" svg:y="7.1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7.101cm" svg:y="6.8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7.101cm" svg:y="7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3" draw:layer="layout" svg:width="2cm" svg:height="2cm" svg:x="3.749cm" svg:y="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4.64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4.687cm" svg:y="6.3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5.188cm" svg:y="6.6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5.189cm" svg:y="7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4.589cm" svg:y="7.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4.089cm" svg:y="6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2cm" svg:height="0.2cm" svg:x="4.089cm" svg:y="7.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5" draw:layer="layout" svg:x1="12.696cm" svg:y1="8cm" svg:x2="2.1cm" svg:y2="8cm" draw:start-shape="id1" draw:start-glue-point="2" draw:end-shape="id2" draw:end-glue-point="2" svg:d="M12696 8000v730h-10596v-730" svg:viewBox="0 0 10597 73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1131 754" svg:d="M566 0l-566 754 114-85 136-68 148-46 161-17 161 13 153 46 140 68 118 89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7T08:00:59.129127639</meta:creation-date>
    <dc:date>2021-08-02T14:52:05.590960718</dc:date>
    <meta:editing-duration>PT5H39M49S</meta:editing-duration>
    <meta:editing-cycles>75</meta:editing-cycles>
    <meta:generator>LibreOffice/7.1.4.2$Linux_X86_64 LibreOffice_project/10$Build-2</meta:generator>
    <dc:creator>Alexander Refsum Jensenius</dc:creator>
    <meta:document-statistic meta:object-count="46"/>
  </office:meta>
</office:document-meta>
</file>